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5mm"/>
    </style:style>
    <style:style style:name="co3" style:family="table-column">
      <style:table-column-properties fo:break-before="auto" style:column-width="25.31mm"/>
    </style:style>
    <style:style style:name="co4" style:family="table-column">
      <style:table-column-properties fo:break-before="auto" style:column-width="35.67mm"/>
    </style:style>
    <style:style style:name="co5" style:family="table-column">
      <style:table-column-properties fo:break-before="auto" style:column-width="29.4mm"/>
    </style:style>
    <style:style style:name="co6" style:family="table-column">
      <style:table-column-properties fo:break-before="auto" style:column-width="23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justify" fo:margin-left="0mm"/>
    </style:style>
    <style:style style:name="ce4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ddddd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style:font-style-asian="normal" style:font-style-complex="normal"/>
    </style:style>
    <style:style style:name="ce7" style:family="table-cell" style:parent-style-name="Default" style:data-style-name="N99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style:text-align-source="value-type" style:repeat-content="false"/>
      <style:paragraph-properties fo:margin-left="0mm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1"/>
        <table:table-column table:style-name="co1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row table:style-name="ro1" table:number-rows-repeated="2">
          <table:table-cell/>
          <table:table-cell table:style-name="Default"/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/>
          <table:table-cell office:value-type="string" calcext:value-type="string">
            <text:p>Seite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a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/>
          <table:table-cell table:number-columns-repeated="2"/>
        </table:table-row>
        <table:table-row table:style-name="ro1">
          <table:table-cell/>
          <table:table-cell table:style-name="Default"/>
          <table:table-cell office:value-type="string" calcext:value-type="string">
            <text:p>Seite 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</text:p>
          </table:table-cell>
          <table:table-cell table:number-columns-repeated="3"/>
          <table:table-cell table:style-name="ce7"/>
          <table:table-cell table:style-name="ce1" table:number-columns-repeated="6"/>
          <table:table-cell table:number-columns-repeated="2"/>
        </table:table-row>
        <table:table-row table:style-name="ro1">
          <table:table-cell/>
          <table:table-cell table:style-name="Default"/>
          <table:table-cell office:value-type="string" calcext:value-type="string">
            <text:p>Seite 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</text:p>
          </table:table-cell>
          <table:table-cell table:number-columns-repeated="4"/>
          <table:table-cell table:style-name="ce1" table:number-columns-repeated="6"/>
          <table:table-cell table:number-columns-repeated="2"/>
        </table:table-row>
        <table:table-row table:style-name="ro1">
          <table:table-cell/>
          <table:table-cell table:style-name="Default"/>
          <table:table-cell office:value-type="string" calcext:value-type="string">
            <text:p>Seite 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a7</text:p>
          </table:table-cell>
          <table:table-cell table:style-name="ce1" office:value-type="string" calcext:value-type="string">
            <text:p>d7</text:p>
          </table:table-cell>
          <table:table-cell table:style-name="ce1" office:value-type="string" calcext:value-type="string">
            <text:p>e7</text:p>
          </table:table-cell>
          <table:table-cell table:style-name="ce1" office:value-type="string" calcext:value-type="string">
            <text:p>C7maj</text:p>
          </table:table-cell>
          <table:table-cell table:style-name="ce1" office:value-type="string" calcext:value-type="string">
            <text:p>F7maj</text:p>
          </table:table-cell>
          <table:table-cell table:style-name="ce1" office:value-type="string" calcext:value-type="string">
            <text:p>G7</text:p>
          </table:table-cell>
          <table:table-cell table:style-name="ce1"/>
          <table:table-cell table:number-columns-repeated="2"/>
        </table:table-row>
        <table:table-row table:style-name="ro1">
          <table:table-cell/>
          <table:table-cell table:style-name="Default"/>
          <table:table-cell office:value-type="string" calcext:value-type="string">
            <text:p>Seite 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table:number-columns-repeated="4"/>
          <table:table-cell table:style-name="ce1" table:number-columns-repeated="7"/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Seite 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/>
          <table:table-cell office:value-type="string" calcext:value-type="string">
            <text:p>Seite 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6"/>
          <table:table-cell table:style-name="Default"/>
          <table:table-cell/>
          <table:table-cell table:style-name="ce8" table:number-columns-repeated="7"/>
        </table:table-row>
        <table:table-row table:style-name="ro1">
          <table:table-cell/>
          <table:table-cell table:style-name="Default"/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/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3" table:formula="of:=CONCATENATE([.D3]; [.E3])" office:value-type="string" office:string-value="ad" calcext:value-type="string">
            <text:p>ad</text:p>
          </table:table-cell>
          <table:table-cell table:style-name="ce3" table:formula="of:=CONCATENATE([.D4];[.E4]; [.D3];[.E3])" office:value-type="string" office:string-value="fhad" calcext:value-type="string">
            <text:p>fhad</text:p>
          </table:table-cell>
          <table:table-cell table:style-name="ce1" table:formula="of:=CONCATENATE([.D3];[.E3];[.D5];[.E5])" office:value-type="string" office:string-value="addg" calcext:value-type="string">
            <text:p>addg</text:p>
          </table:table-cell>
          <table:table-cell table:style-name="ce1" table:formula="of:=CONCATENATE([.D3];[.E3];[.D6];[.E6])" office:value-type="string" office:string-value="adhe" calcext:value-type="string">
            <text:p>adhe</text:p>
          </table:table-cell>
          <table:table-cell table:style-name="ce1" table:formula="of:=CONCATENATE([.D3];[.E3];[.D7];[.E7])" office:value-type="string" office:string-value="adgc" calcext:value-type="string">
            <text:p>adgc</text:p>
          </table:table-cell>
          <table:table-cell table:style-name="ce1" table:formula="of:=CONCATENATE([.D3];[.E3];[.D8];[.E8])" office:value-type="string" office:string-value="adea" calcext:value-type="string">
            <text:p>adea</text:p>
          </table:table-cell>
          <table:table-cell table:formula="of:=CONCATENATE([.D3];[.E3];[.D9];[.E9])" office:value-type="string" office:string-value="adcf" calcext:value-type="string">
            <text:p>adcf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4"/>
          <table:table-cell table:style-name="ce1" table:formula="of:=CONCATENATE([.D4];[.E4])" office:value-type="string" office:string-value="fh" calcext:value-type="string">
            <text:p>fh</text:p>
          </table:table-cell>
          <table:table-cell table:style-name="ce1" table:formula="of:=CONCATENATE([.D4];[.E4];[.D5];[.E5])" office:value-type="string" office:string-value="fhdg" calcext:value-type="string">
            <text:p>fhdg</text:p>
          </table:table-cell>
          <table:table-cell table:style-name="ce1" table:formula="of:=CONCATENATE([.D4];[.E4];[.D6];[.E6])" office:value-type="string" office:string-value="fhhe" calcext:value-type="string">
            <text:p>fhhe</text:p>
          </table:table-cell>
          <table:table-cell table:style-name="ce1" table:formula="of:=CONCATENATE([.D4];[.E4];[.D7];[.E7])" office:value-type="string" office:string-value="fhgc" calcext:value-type="string">
            <text:p>fhgc</text:p>
          </table:table-cell>
          <table:table-cell table:style-name="ce1" table:formula="of:=CONCATENATE([.D4];[.E4];[.D8];[.E8])" office:value-type="string" office:string-value="fhea" calcext:value-type="string">
            <text:p>fhea</text:p>
          </table:table-cell>
          <table:table-cell table:formula="of:=CONCATENATE([.D4];[.E4];[.D9];[.E9])" office:value-type="string" office:string-value="fhcf" calcext:value-type="string">
            <text:p>fhcf</text:p>
          </table:table-cell>
          <table:table-cell table:number-columns-repeated="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4" table:number-columns-repeated="2"/>
          <table:table-cell table:style-name="ce1" table:formula="of:=CONCATENATE([.D5];[.E5])" office:value-type="string" office:string-value="dg" calcext:value-type="string">
            <text:p>dg</text:p>
          </table:table-cell>
          <table:table-cell table:style-name="ce1" table:formula="of:=CONCATENATE([.D5];[.E5];[.D6];[.E6])" office:value-type="string" office:string-value="dghe" calcext:value-type="string">
            <text:p>dghe</text:p>
          </table:table-cell>
          <table:table-cell table:style-name="ce1" table:formula="of:=CONCATENATE([.D5];[.E5];[.D7];[.E7])" office:value-type="string" office:string-value="dggc" calcext:value-type="string">
            <text:p>dggc</text:p>
          </table:table-cell>
          <table:table-cell table:style-name="ce1" table:formula="of:=CONCATENATE([.D5];[.E5];[.D8];[.E8])" office:value-type="string" office:string-value="dgea" calcext:value-type="string">
            <text:p>dgea</text:p>
          </table:table-cell>
          <table:table-cell table:formula="of:=CONCATENATE([.D5];[.E5];[.D9];[.E9])" office:value-type="string" office:string-value="dgcf" calcext:value-type="string">
            <text:p>dgcf</text:p>
          </table:table-cell>
          <table:table-cell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4" table:number-columns-repeated="3"/>
          <table:table-cell table:style-name="ce1" table:formula="of:=CONCATENATE([.D6];[.E6])" office:value-type="string" office:string-value="he" calcext:value-type="string">
            <text:p>he</text:p>
          </table:table-cell>
          <table:table-cell table:style-name="ce1" table:formula="of:=CONCATENATE([.D6];[.E6];[.D7];[.E7])" office:value-type="string" office:string-value="hegc" calcext:value-type="string">
            <text:p>hegc</text:p>
          </table:table-cell>
          <table:table-cell table:style-name="ce1" table:formula="of:=CONCATENATE([.D6];[.E6];[.D8];[.E8])" office:value-type="string" office:string-value="heea" calcext:value-type="string">
            <text:p>heea</text:p>
          </table:table-cell>
          <table:table-cell table:formula="of:=CONCATENATE([.D6];[.E6];[.D9];[.E9])" office:value-type="string" office:string-value="hecf" calcext:value-type="string">
            <text:p>hecf</text:p>
          </table:table-cell>
          <table:table-cell table:number-columns-repeated="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4" table:number-columns-repeated="4"/>
          <table:table-cell table:style-name="ce1" table:formula="of:=CONCATENATE([.D7];[.E7])" office:value-type="string" office:string-value="gc" calcext:value-type="string">
            <text:p>gc</text:p>
          </table:table-cell>
          <table:table-cell table:style-name="ce1" table:formula="of:=CONCATENATE([.D7];[.E7];[.D8];[.E8])" office:value-type="string" office:string-value="gcea" calcext:value-type="string">
            <text:p>gcea</text:p>
          </table:table-cell>
          <table:table-cell table:formula="of:=CONCATENATE([.D7];[.E7];[.D9];[.E9])" office:value-type="string" office:string-value="gccf" calcext:value-type="string">
            <text:p>gccf</text:p>
          </table:table-cell>
          <table:table-cell table:number-columns-repeated="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4" table:number-columns-repeated="5"/>
          <table:table-cell table:style-name="ce1" table:formula="of:=CONCATENATE([.D8];[.E8])" office:value-type="string" office:string-value="ea" calcext:value-type="string">
            <text:p>ea</text:p>
          </table:table-cell>
          <table:table-cell table:formula="of:=CONCATENATE([.D8];[.E8];[.D9];[.E9])" office:value-type="string" office:string-value="eacf" calcext:value-type="string">
            <text:p>eacf</text:p>
          </table:table-cell>
          <table:table-cell table:number-columns-repeated="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5" table:number-columns-repeated="6"/>
          <table:table-cell table:formula="of:=CONCATENATE([.D9];[.E9])" office:value-type="string" office:string-value="cf" calcext:value-type="string">
            <text:p>cf</text:p>
          </table:table-cell>
          <table:table-cell table:number-columns-repeated="8"/>
        </table:table-row>
        <table:table-row table:style-name="ro1" table:number-rows-repeated="2">
          <table:table-cell/>
          <table:table-cell table:style-name="Default"/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/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d_</text:p>
          </table:table-cell>
          <table:table-cell table:style-name="ce6" office:value-type="string" calcext:value-type="string">
            <text:p>d6</text:p>
          </table:table-cell>
          <table:table-cell table:style-name="ce1" office:value-type="string" calcext:value-type="string">
            <text:p>g9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d74</text:p>
          </table:table-cell>
          <table:table-cell table:style-name="ce1" office:value-type="string" calcext:value-type="string">
            <text:p>a4</text:p>
          </table:table-cell>
          <table:table-cell office:value-type="string" calcext:value-type="string">
            <text:p>f6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4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G7</text:p>
          </table:table-cell>
          <table:table-cell table:number-columns-repeated="3" table:style-name="ce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4" table:number-columns-repeated="2"/>
          <table:table-cell table:style-name="ce1" office:value-type="string" calcext:value-type="string">
            <text:p>G_</text:p>
          </table:table-cell>
          <table:table-cell table:style-name="ce1" office:value-type="string" calcext:value-type="string">
            <text:p>e7</text:p>
          </table:table-cell>
          <table:table-cell table:style-name="ce1" office:value-type="string" calcext:value-type="string">
            <text:p>G4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4" table:number-columns-repeated="3"/>
          <table:table-cell table:style-name="ce1" office:value-type="string" calcext:value-type="string">
            <text:p>e_</text:p>
          </table:table-cell>
          <table:table-cell table:style-name="ce1" office:value-type="string" calcext:value-type="string">
            <text:p>C7maj</text:p>
          </table:table-cell>
          <table:table-cell table:style-name="ce1" office:value-type="string" calcext:value-type="string">
            <text:p>e4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4" table:number-columns-repeated="4"/>
          <table:table-cell table:style-name="ce1" office:value-type="string" calcext:value-type="string">
            <text:p>C_</text:p>
          </table:table-cell>
          <table:table-cell table:style-name="ce1" office:value-type="string" calcext:value-type="string">
            <text:p>a7</text:p>
          </table:table-cell>
          <table:table-cell office:value-type="string" calcext:value-type="string">
            <text:p>C4</text:p>
          </table:table-cell>
          <table:table-cell table:number-columns-repeated="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4" table:number-columns-repeated="5"/>
          <table:table-cell table:style-name="ce1" office:value-type="string" calcext:value-type="string">
            <text:p>a_</text:p>
          </table:table-cell>
          <table:table-cell office:value-type="string" calcext:value-type="string">
            <text:p>F7maj</text:p>
          </table:table-cell>
          <table:table-cell table:number-columns-repeated="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5" table:number-columns-repeated="6"/>
          <table:table-cell office:value-type="string" calcext:value-type="string">
            <text:p>F_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9">00.00.0000</text:date>, <text:time style:data-style-name="N2" text:time-value="18:21:58.15164500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9T17:28:29.034734897</meta:creation-date>
    <dc:date>2016-11-29T20:51:30.442791603</dc:date>
    <meta:editing-duration>PT42M40S</meta:editing-duration>
    <meta:editing-cycles>7</meta:editing-cycles>
    <meta:generator>LibreOffice/5.1.4.2$Linux_X86_64 LibreOffice_project/10m0$Build-2</meta:generator>
    <meta:document-statistic meta:table-count="1" meta:cell-count="117" meta:object-count="0"/>
  </office:meta>
</office:document-meta>
</file>